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0f2b"/>
    </style:style>
    <style:style style:name="P2" style:family="paragraph" style:parent-style-name="Standard">
      <style:text-properties style:font-name="Abyssinica SIL" fo:font-size="14pt" fo:font-weight="bold" officeooo:rsid="00070f2b" officeooo:paragraph-rsid="00070f2b" style:font-name-asian="Abyssinica SIL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24292e" style:font-name="Abyssinica SIL" fo:font-size="14pt" fo:letter-spacing="normal" fo:font-style="normal" fo:font-weight="bold" officeooo:rsid="00070f2b" style:font-name-asian="Abyssinica SIL" style:font-size-asian="14pt" style:font-size-complex="14pt"/>
    </style:style>
    <style:style style:name="T2" style:family="text">
      <style:text-properties fo:font-variant="normal" fo:text-transform="none" fo:color="#24292e" style:font-name="Abyssinica SIL" fo:font-size="14pt" fo:letter-spacing="normal" fo:font-style="normal" fo:font-weight="normal" style:font-name-asian="Abyssinica SIL" style:font-size-asian="14pt" style:font-weight-asian="normal" style:font-size-complex="14pt" style:font-weight-complex="normal"/>
    </style:style>
    <style:style style:name="T3" style:family="text">
      <style:text-properties fo:font-variant="normal" fo:text-transform="none" fo:color="#24292e" style:font-name="Abyssinica SIL" fo:font-size="14pt" fo:letter-spacing="normal" fo:font-style="normal" fo:font-weight="normal" officeooo:rsid="00070f2b" style:font-name-asian="Abyssinica SIL" style:font-size-asian="14pt" style:font-weight-asian="normal" style:font-size-complex="14pt" style:font-weight-complex="normal"/>
    </style:style>
    <style:style style:name="T4" style:family="text">
      <style:text-properties fo:font-variant="normal" fo:text-transform="none" fo:color="#24292e" style:font-name="Abyssinica SIL" fo:font-size="14pt" fo:letter-spacing="normal" fo:font-weight="normal" style:font-name-asian="Abyssinica SIL" style:font-size-asian="14pt" style:font-style-asian="normal" style:font-weight-asian="normal" style:font-size-complex="14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环境安装：</text:p>
      <text:p text:style-name="P1"><text:span text:style-name="Strong_20_Emphasis"><text:span text:style-name="T2">Ubuntu </text:span></text:span><text:span text:style-name="Strong_20_Emphasis"><text:span text:style-name="T3">18</text:span></text:span><text:span text:style-name="Strong_20_Emphasis"><text:span text:style-name="T2">.04</text:span></text:span><text:span text:style-name="Strong_20_Emphasis"><text:span text:style-name="T4">计算机，</text:span></text:span><text:span text:style-name="Strong_20_Emphasis"><text:span text:style-name="T2">Keras 2.2.4</text:span></text:span><text:span text:style-name="Strong_20_Emphasis"><text:span text:style-name="T4">，</text:span></text:span><text:span text:style-name="Strong_20_Emphasis"><text:span text:style-name="T2">TensorFlow 1.5.0</text:span></text:span><text:span text:style-name="Strong_20_Emphasis"><text:span text:style-name="T4">，</text:span></text:span><text:span text:style-name="Strong_20_Emphasis"><text:span text:style-name="T2">OpenCV 2.4.9</text:span></text:span><text:span text:style-name="Strong_20_Emphasis"><text:span text:style-name="T4">，</text:span></text:span><text:span text:style-name="Strong_20_Emphasis"><text:span text:style-name="T2">NumPy 1.14</text:span></text:span><text:span text:style-name="Strong_20_Emphasis"><text:span text:style-name="T4">和</text:span></text:span><text:span text:style-name="Strong_20_Emphasis"><text:span text:style-name="T2">Python 2.7，</text:span></text:span></text:p>
      <text:p text:style-name="P1"><text:span text:style-name="Strong_20_Emphasis"><text:span text:style-name="T2">tensorflow和cuda的版本需要对应一致，需要安装cuda</text:span></text:span><text:span text:style-name="Strong_20_Emphasis"><text:span text:style-name="T3">9和cuDNN7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darknet部分：</text:span></text:span></text:p>
      <text:p text:style-name="P1"><text:span text:style-name="Strong_20_Emphasis"><text:span text:style-name="T3">对于darknet文件夹，在实践过程中，主要修改的文件有：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<text:s text:c="4"/>Makefile</text:span></text:span></text:p>
      <text:p text:style-name="P1"><text:span text:style-name="Strong_20_Emphasis"><text:span text:style-name="T3"><text:s text:c="4"/>./cfg目录下的参数配置文件</text:span></text:span></text:p>
      <text:p text:style-name="P1"><text:span text:style-name="Strong_20_Emphasis"><text:span text:style-name="T3"><text:s text:c="4"/>./data目录下的数据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第一步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在自己的指定目录下下载，终端输入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git clone https://github.com/pjreddie/darknet.git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<text:s text:c="4"/>1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第二步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修改Makefile。GPU环境下的编译配置都是在/darknet/Makefile/中定义的。终端输入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cd darknet</text:span></text:span></text:p>
      <text:p text:style-name="P1"><text:span text:style-name="Strong_20_Emphasis"><text:span text:style-name="T3">gedit Makefile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<text:s text:c="4"/>1</text:span></text:span></text:p>
      <text:p text:style-name="P1"><text:span text:style-name="Strong_20_Emphasis"><text:span text:style-name="T3"><text:s text:c="4"/>2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在打开的文本上最前面修改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GPU=1</text:span></text:span></text:p>
      <text:p text:style-name="P1"><text:span text:style-name="Strong_20_Emphasis"><text:span text:style-name="T3">CUDNN=1</text:span></text:span></text:p>
      <text:p text:style-name="P1"><text:span text:style-name="Strong_20_Emphasis"><text:span text:style-name="T3">OPENCV=1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<text:s text:c="4"/>1</text:span></text:span></text:p>
      <text:p text:style-name="P1"><text:span text:style-name="Strong_20_Emphasis"><text:span text:style-name="T3"><text:s text:c="4"/>2</text:span></text:span></text:p>
      <text:p text:style-name="P1"><text:span text:style-name="Strong_20_Emphasis"><text:span text:style-name="T3"><text:s text:c="4"/>3</text:span></text:span></text:p>
      <text:p text:style-name="P1"><text:span text:style-name="Strong_20_Emphasis"><text:span text:style-name="T3"/></text:span></text:p>
      <text:p text:style-name="P1"><text:soft-page-break/><text:span text:style-name="Strong_20_Emphasis"><text:span text:style-name="T3">表示使用GPU CUDNN OPENCV。</text:span></text:span></text:p>
      <text:p text:style-name="P1"><text:span text:style-name="Strong_20_Emphasis"><text:span text:style-name="T3">更改ARCH配置，根据自己的GPU型号来定。我的GPU是华硕 RTX 2060，计算能力是，GTX1080的计算能力是6.1。故更改为如下：吧前面几行语句注释掉，只保留值为52的那个。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ARCH= # -gencode arch=compute_30,code=sm_30 \</text:span></text:span></text:p>
      <text:p text:style-name="P1"><text:span text:style-name="Strong_20_Emphasis"><text:span text:style-name="T3"><text:s text:c="6"/># -gencode arch=compute_35,code=sm_35 \</text:span></text:span></text:p>
      <text:p text:style-name="P1"><text:span text:style-name="Strong_20_Emphasis"><text:span text:style-name="T3"><text:s text:c="6"/># -gencode arch=compute_50,code=[sm_50,compute_50] \</text:span></text:span></text:p>
      <text:p text:style-name="P1"><text:span text:style-name="Strong_20_Emphasis"><text:span text:style-name="T3"><text:s text:c="8"/>-gencode arch=compute_52,code=[sm_52,compute_52]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<text:s text:c="4"/>1</text:span></text:span></text:p>
      <text:p text:style-name="P1"><text:span text:style-name="Strong_20_Emphasis"><text:span text:style-name="T3"><text:s text:c="4"/>2</text:span></text:span></text:p>
      <text:p text:style-name="P1"><text:span text:style-name="Strong_20_Emphasis"><text:span text:style-name="T3"><text:s text:c="4"/>3</text:span></text:span></text:p>
      <text:p text:style-name="P1"><text:span text:style-name="Strong_20_Emphasis"><text:span text:style-name="T3"><text:s text:c="4"/>4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compute_30表示显卡的计算能力是3.0。</text:span></text:span></text:p>
      <text:p text:style-name="P1"><text:span text:style-name="Strong_20_Emphasis"><text:span text:style-name="T3">在Makefile51行，有cuda的安装路径，这里指的路径不是你下载安装包时的路径，而是系统自己存放的cude文件夹和cuda软链接文件夹的路径，在其他位置——计算机——usr——local中。所以是不需要修改makefile文件夹中的cuda安装路径，默认就是与系统实际相匹配的。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注意：每次修改完makefile都要重新Make一下才能生效。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Helvetica, Arial, sans-serif, 'Apple Color Emoji', 'Segoe UI Emoj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3T14:31:52.791366599</meta:creation-date>
    <meta:generator>LibreOffice/6.0.7.3$Linux_X86_64 LibreOffice_project/00m0$Build-3</meta:generator>
    <dc:date>2020-07-13T14:45:31.601388150</dc:date>
    <meta:editing-duration>PT2M5S</meta:editing-duration>
    <meta:editing-cycles>2</meta:editing-cycles>
    <meta:document-statistic meta:table-count="0" meta:image-count="0" meta:object-count="0" meta:page-count="2" meta:paragraph-count="38" meta:word-count="400" meta:character-count="955" meta:non-whitespace-character-count="858"/>
  </office:meta>
</office:document-meta>
</file>